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75bf4a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749589" officeooo:paragraph-rsid="00749589" style:font-name-asian="Georgia1" style:font-name-complex="Georgia1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749589" officeooo:paragraph-rsid="00749589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78e403" officeooo:paragraph-rsid="0078e403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end" style:justify-single-word="false"/>
      <style:text-properties officeooo:paragraph-rsid="004ca859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Heading_20_1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officeooo:paragraph-rsid="0057208c"/>
    </style:style>
    <style:style style:name="P21" style:family="paragraph" style:parent-style-name="Standard">
      <style:paragraph-properties fo:text-align="start" style:justify-single-word="false"/>
      <style:text-properties officeooo:paragraph-rsid="004ca859"/>
    </style:style>
    <style:style style:name="P22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3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5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9" style:family="paragraph" style:parent-style-name="Title">
      <style:text-properties fo:font-size="32pt" officeooo:rsid="0033e01d" officeooo:paragraph-rsid="001dc34f" style:font-size-asian="32pt" style:font-size-complex="32pt"/>
    </style:style>
    <style:style style:name="P30" style:family="paragraph" style:parent-style-name="Contents_20_Heading" style:master-page-name="Standard">
      <style:paragraph-properties style:page-number="1" fo:break-before="page"/>
    </style:style>
    <style:style style:name="P31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32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33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52192"/>
    </style:style>
    <style:style style:name="P34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35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75bf4a"/>
    </style:style>
    <style:style style:name="P36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3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5bf4a" officeooo:paragraph-rsid="0075bf4a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9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paragraph-rsid="00830b3b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paragraph-rsid="0098f5d1" style:font-name-asian="Georgia1" style:font-name-complex="Georgia1"/>
    </style:style>
    <style:style style:name="P42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43" style:family="paragraph" style:parent-style-name="Standard" style:list-style-name="L6">
      <style:paragraph-properties fo:text-align="justify" style:justify-single-word="false"/>
      <style:text-properties style:font-name="Georgia" officeooo:paragraph-rsid="009e8533" style:font-name-asian="Georgia1" style:font-name-complex="Georgia1"/>
    </style:style>
    <style:style style:name="P44" style:family="paragraph" style:parent-style-name="Standard" style:list-style-name="L8">
      <style:paragraph-properties fo:text-align="justify" style:justify-single-word="false"/>
      <style:text-properties style:font-name="Georgia" officeooo:paragraph-rsid="009e8533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6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7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a222e8" style:font-name-asian="Georgia1" style:font-name-complex="Georgia1"/>
    </style:style>
    <style:style style:name="P48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9" style:family="paragraph" style:parent-style-name="Standard">
      <style:paragraph-properties fo:text-align="justify" style:justify-single-word="false"/>
      <style:text-properties style:font-name="Georgia" officeooo:rsid="00822398" officeooo:paragraph-rsid="00822398" style:font-name-asian="Georgia1" style:font-name-complex="Georgia1"/>
    </style:style>
    <style:style style:name="P50" style:family="paragraph" style:parent-style-name="Standard" style:list-style-name="L9">
      <style:paragraph-properties fo:text-align="justify" style:justify-single-word="false"/>
      <style:text-properties style:font-name="Georgia" officeooo:rsid="00822398" officeooo:paragraph-rsid="00822398" style:font-name-asian="Georgia1" style:font-name-complex="Georgia1"/>
    </style:style>
    <style:style style:name="P51" style:family="paragraph" style:parent-style-name="Standard" style:list-style-name="L9">
      <style:paragraph-properties fo:text-align="justify" style:justify-single-word="false"/>
      <style:text-properties style:font-name="Georgia" officeooo:rsid="00830b3b" officeooo:paragraph-rsid="00830b3b" style:font-name-asian="Georgia1" style:font-name-complex="Georgia1"/>
    </style:style>
    <style:style style:name="P52" style:family="paragraph" style:parent-style-name="Standard">
      <style:paragraph-properties fo:text-align="justify" style:justify-single-word="false"/>
      <style:text-properties style:font-name="Georgia" officeooo:rsid="00830b3b" officeooo:paragraph-rsid="00902907" style:font-name-asian="Georgia1" style:font-name-complex="Georgia1"/>
    </style:style>
    <style:style style:name="P53" style:family="paragraph" style:parent-style-name="Standard" style:list-style-name="L10">
      <style:paragraph-properties fo:text-align="justify" style:justify-single-word="false"/>
      <style:text-properties style:font-name="Georgia" officeooo:rsid="0084b4e4" officeooo:paragraph-rsid="0084b4e4" style:font-name-asian="Georgia1" style:font-name-complex="Georgia1"/>
    </style:style>
    <style:style style:name="P54" style:family="paragraph" style:parent-style-name="Standard" style:list-style-name="L10">
      <style:paragraph-properties fo:text-align="justify" style:justify-single-word="false"/>
      <style:text-properties style:font-name="Georgia" officeooo:rsid="0085a6dc" officeooo:paragraph-rsid="0085a6dc" style:font-name-asian="Georgia1" style:font-name-complex="Georgia1"/>
    </style:style>
    <style:style style:name="P55" style:family="paragraph" style:parent-style-name="Standard" style:list-style-name="L10">
      <style:paragraph-properties fo:text-align="justify" style:justify-single-word="false"/>
      <style:text-properties style:font-name="Georgia" officeooo:rsid="0085ccff" officeooo:paragraph-rsid="0085ccff" style:font-name-asian="Georgia1" style:font-name-complex="Georgia1"/>
    </style:style>
    <style:style style:name="P56" style:family="paragraph" style:parent-style-name="Standard" style:list-style-name="L10">
      <style:paragraph-properties fo:text-align="justify" style:justify-single-word="false"/>
      <style:text-properties style:font-name="Georgia" officeooo:rsid="00862402" officeooo:paragraph-rsid="00862402" style:font-name-asian="Georgia1" style:font-name-complex="Georgia1"/>
    </style:style>
    <style:style style:name="P57" style:family="paragraph" style:parent-style-name="Standard" style:list-style-name="L10">
      <style:paragraph-properties fo:text-align="justify" style:justify-single-word="false"/>
      <style:text-properties style:font-name="Georgia" officeooo:rsid="0087ef2b" officeooo:paragraph-rsid="0087ef2b" style:font-name-asian="Georgia1" style:font-name-complex="Georgia1"/>
    </style:style>
    <style:style style:name="P58" style:family="paragraph" style:parent-style-name="Standard" style:list-style-name="L10">
      <style:paragraph-properties fo:text-align="justify" style:justify-single-word="false"/>
      <style:text-properties style:font-name="Georgia" officeooo:rsid="00890513" officeooo:paragraph-rsid="00890513" style:font-name-asian="Georgia1" style:font-name-complex="Georgia1"/>
    </style:style>
    <style:style style:name="P59" style:family="paragraph" style:parent-style-name="Standard" style:list-style-name="L10">
      <style:paragraph-properties fo:text-align="justify" style:justify-single-word="false"/>
      <style:text-properties style:font-name="Georgia" officeooo:rsid="008aa0a7" officeooo:paragraph-rsid="008aa0a7" style:font-name-asian="Georgia1" style:font-name-complex="Georgia1"/>
    </style:style>
    <style:style style:name="P60" style:family="paragraph" style:parent-style-name="Standard" style:list-style-name="L10">
      <style:paragraph-properties fo:text-align="justify" style:justify-single-word="false"/>
      <style:text-properties style:font-name="Georgia" officeooo:rsid="008da6f9" officeooo:paragraph-rsid="008f6c87" style:font-name-asian="Georgia1" style:font-name-complex="Georgia1"/>
    </style:style>
    <style:style style:name="P61" style:family="paragraph" style:parent-style-name="Standard">
      <style:paragraph-properties fo:text-align="justify" style:justify-single-word="false"/>
      <style:text-properties style:font-name="Georgia" officeooo:rsid="009155db" officeooo:paragraph-rsid="009155db" style:font-name-asian="Georgia1" style:font-name-complex="Georgia1"/>
    </style:style>
    <style:style style:name="P62" style:family="paragraph" style:parent-style-name="Standard" style:list-style-name="L11">
      <style:paragraph-properties fo:text-align="justify" style:justify-single-word="false"/>
      <style:text-properties style:font-name="Georgia" officeooo:rsid="009155db" officeooo:paragraph-rsid="009155db" style:font-name-asian="Georgia1" style:font-name-complex="Georgia1"/>
    </style:style>
    <style:style style:name="P63" style:family="paragraph" style:parent-style-name="Standard">
      <style:paragraph-properties fo:text-align="justify" style:justify-single-word="false"/>
      <style:text-properties style:font-name="Georgia" officeooo:rsid="00975219" officeooo:paragraph-rsid="00975219" style:font-name-asian="Georgia1" style:font-name-complex="Georgia1"/>
    </style:style>
    <style:style style:name="P64" style:family="paragraph" style:parent-style-name="Standard">
      <style:paragraph-properties fo:text-align="justify" style:justify-single-word="false"/>
      <style:text-properties style:font-name="Georgia" officeooo:rsid="0098f5d1" officeooo:paragraph-rsid="00584111" style:font-name-asian="Georgia1" style:font-name-complex="Georgia1"/>
    </style:style>
    <style:style style:name="P65" style:family="paragraph" style:parent-style-name="Standard">
      <style:paragraph-properties fo:text-align="justify" style:justify-single-word="false"/>
      <style:text-properties style:font-name="Georgia" officeooo:rsid="0098f5d1" officeooo:paragraph-rsid="0098f5d1" style:font-name-asian="Georgia1" style:font-name-complex="Georgia1"/>
    </style:style>
    <style:style style:name="P6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98f5d1" officeooo:paragraph-rsid="0098f5d1" style:font-name-asian="Georgia1" style:font-name-complex="Georgia1"/>
    </style:style>
    <style:style style:name="P67" style:family="paragraph" style:parent-style-name="Standard" style:list-style-name="L12">
      <style:paragraph-properties fo:text-align="justify" style:justify-single-word="false"/>
      <style:text-properties style:font-name="Georgia" officeooo:rsid="0098f5d1" officeooo:paragraph-rsid="0098f5d1" style:font-name-asian="Georgia1" style:font-name-complex="Georgia1"/>
    </style:style>
    <style:style style:name="P68" style:family="paragraph" style:parent-style-name="Standard" style:list-style-name="L12">
      <style:paragraph-properties fo:text-align="justify" style:justify-single-word="false"/>
      <style:text-properties style:font-name="Georgia" officeooo:rsid="0099691c" officeooo:paragraph-rsid="0099691c" style:font-name-asian="Georgia1" style:font-name-complex="Georgia1"/>
    </style:style>
    <style:style style:name="P69" style:family="paragraph" style:parent-style-name="Standard" style:list-style-name="L12">
      <style:paragraph-properties fo:text-align="justify" style:justify-single-word="false"/>
      <style:text-properties style:font-name="Georgia" officeooo:rsid="009db206" officeooo:paragraph-rsid="009db206" style:font-name-asian="Georgia1" style:font-name-complex="Georgia1"/>
    </style:style>
    <style:style style:name="P70" style:family="paragraph" style:parent-style-name="Standard">
      <style:paragraph-properties fo:text-align="justify" style:justify-single-word="false"/>
      <style:text-properties style:font-name="Georgia" officeooo:rsid="009dcd56" officeooo:paragraph-rsid="009dcd56" style:font-name-asian="Georgia1" style:font-name-complex="Georgia1"/>
    </style:style>
    <style:style style:name="P7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9dcd56" officeooo:paragraph-rsid="009dcd56" style:font-name-asian="Georgia1" style:font-name-complex="Georgia1"/>
    </style:style>
    <style:style style:name="P72" style:family="paragraph" style:parent-style-name="Standard">
      <style:paragraph-properties fo:text-align="justify" style:justify-single-word="false"/>
      <style:text-properties style:font-name="Georgia" officeooo:rsid="009e8533" officeooo:paragraph-rsid="0036503b" style:font-name-asian="Georgia1" style:font-name-complex="Georgia1"/>
    </style:style>
    <style:style style:name="P73" style:family="paragraph" style:parent-style-name="Standard" style:list-style-name="L4">
      <style:paragraph-properties fo:text-align="justify" style:justify-single-word="false"/>
      <style:text-properties style:font-name="Georgia" officeooo:rsid="009e8533" officeooo:paragraph-rsid="00a222e8" style:font-name-asian="Georgia1" style:font-name-complex="Georgia1"/>
    </style:style>
    <style:style style:name="P74" style:family="paragraph" style:parent-style-name="Standard" style:list-style-name="L8">
      <style:paragraph-properties fo:text-align="justify" style:justify-single-word="false"/>
      <style:text-properties style:font-name="Georgia" officeooo:rsid="009e8533" officeooo:paragraph-rsid="009e8533" style:font-name-asian="Georgia1" style:font-name-complex="Georgia1"/>
    </style:style>
    <style:style style:name="P75" style:family="paragraph" style:parent-style-name="Standard" style:list-style-name="L8">
      <style:paragraph-properties fo:text-align="justify" style:justify-single-word="false"/>
      <style:text-properties style:font-name="Georgia" officeooo:rsid="009e8533" officeooo:paragraph-rsid="00a354b7" style:font-name-asian="Georgia1" style:font-name-complex="Georgia1"/>
    </style:style>
    <style:style style:name="P76" style:family="paragraph" style:parent-style-name="Standard" style:list-style-name="L7">
      <style:paragraph-properties fo:text-align="justify" style:justify-single-word="false"/>
      <style:text-properties style:font-name="Georgia" officeooo:rsid="009e8533" officeooo:paragraph-rsid="00a354b7" style:font-name-asian="Georgia1" style:font-name-complex="Georgia1"/>
    </style:style>
    <style:style style:name="P77" style:family="paragraph" style:parent-style-name="Standard">
      <style:paragraph-properties fo:text-align="justify" style:justify-single-word="false"/>
      <style:text-properties style:font-name="Georgia" officeooo:rsid="00a07913" officeooo:paragraph-rsid="00a07913" style:font-name-asian="Georgia1" style:font-name-complex="Georgia1"/>
    </style:style>
    <style:style style:name="P78" style:family="paragraph" style:parent-style-name="Standard" style:master-page-name="First_20_Page">
      <style:paragraph-properties fo:text-align="center" style:justify-single-word="false" style:page-number="auto"/>
    </style:style>
    <style:style style:name="P7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Georgia" fo:font-weight="normal" officeooo:rsid="007bbe98" officeooo:paragraph-rsid="0078e403" style:font-name-asian="Georgia1" style:font-weight-asian="normal" style:font-name-complex="Georgia1" style:font-weight-complex="normal"/>
    </style:style>
    <style:style style:name="P80" style:family="paragraph" style:parent-style-name="Standard">
      <style:paragraph-properties fo:text-align="justify" style:justify-single-word="false"/>
      <style:text-properties officeooo:paragraph-rsid="0075bf4a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49589" style:font-name-asian="Georgia1" style:font-name-complex="Georgia1"/>
    </style:style>
    <style:style style:name="T6" style:family="text">
      <style:text-properties officeooo:rsid="003812f9"/>
    </style:style>
    <style:style style:name="T7" style:family="text">
      <style:text-properties officeooo:rsid="001dc34f"/>
    </style:style>
    <style:style style:name="T8" style:family="text">
      <style:text-properties officeooo:rsid="003d08c6"/>
    </style:style>
    <style:style style:name="T9" style:family="text">
      <style:text-properties officeooo:rsid="003a0c7e"/>
    </style:style>
    <style:style style:name="T10" style:family="text">
      <style:text-properties officeooo:rsid="002ef8d0"/>
    </style:style>
    <style:style style:name="T11" style:family="text">
      <style:text-properties officeooo:rsid="0073d874"/>
    </style:style>
    <style:style style:name="T12" style:family="text">
      <style:text-properties officeooo:rsid="0077e69b"/>
    </style:style>
    <style:style style:name="T13" style:family="text">
      <style:text-properties officeooo:rsid="007bbe98"/>
    </style:style>
    <style:style style:name="T14" style:family="text">
      <style:text-properties fo:color="#2a6099" loext:opacity="100%" fo:font-weight="bold" officeooo:rsid="007bbe98" style:font-weight-asian="bold" style:font-weight-complex="bold"/>
    </style:style>
    <style:style style:name="T15" style:family="text">
      <style:text-properties style:use-window-font-color="true" loext:opacity="0%" fo:font-weight="bold" officeooo:rsid="007bbe98" style:font-weight-asian="bold" style:font-weight-complex="bold"/>
    </style:style>
    <style:style style:name="T16" style:family="text">
      <style:text-properties officeooo:rsid="007d91f2"/>
    </style:style>
    <style:style style:name="T17" style:family="text">
      <style:text-properties officeooo:rsid="007f5f1b"/>
    </style:style>
    <style:style style:name="T18" style:family="text">
      <style:text-properties officeooo:rsid="0080c7a9"/>
    </style:style>
    <style:style style:name="T19" style:family="text">
      <style:text-properties officeooo:rsid="00830b3b"/>
    </style:style>
    <style:style style:name="T20" style:family="text">
      <style:text-properties officeooo:rsid="0089942c"/>
    </style:style>
    <style:style style:name="T21" style:family="text">
      <style:text-properties officeooo:rsid="008aa0a7"/>
    </style:style>
    <style:style style:name="T22" style:family="text">
      <style:text-properties officeooo:rsid="008c8569"/>
    </style:style>
    <style:style style:name="T23" style:family="text">
      <style:text-properties officeooo:rsid="008f6c87"/>
    </style:style>
    <style:style style:name="T24" style:family="text">
      <style:text-properties officeooo:rsid="00902907"/>
    </style:style>
    <style:style style:name="T25" style:family="text">
      <style:text-properties officeooo:rsid="00943036"/>
    </style:style>
    <style:style style:name="T26" style:family="text">
      <style:text-properties officeooo:rsid="00975219"/>
    </style:style>
    <style:style style:name="T27" style:family="text">
      <style:text-properties officeooo:rsid="0098f5d1"/>
    </style:style>
    <style:style style:name="T28" style:family="text">
      <style:text-properties officeooo:rsid="009af7a0"/>
    </style:style>
    <style:style style:name="T29" style:family="text">
      <style:text-properties officeooo:rsid="009bce96"/>
    </style:style>
    <style:style style:name="T30" style:family="text">
      <style:text-properties officeooo:rsid="009dcd56"/>
    </style:style>
    <style:style style:name="T31" style:family="text">
      <style:text-properties officeooo:rsid="009e8533"/>
    </style:style>
    <style:style style:name="T32" style:family="text">
      <style:text-properties officeooo:rsid="0023ad53"/>
    </style:style>
    <style:style style:name="T33" style:family="text">
      <style:text-properties officeooo:rsid="00a222e8"/>
    </style:style>
    <style:style style:name="T34" style:family="text">
      <style:text-properties officeooo:rsid="00a354b7"/>
    </style:style>
    <style:style style:name="T35" style:family="text">
      <style:text-properties officeooo:rsid="00a40310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Compte-rendu de<text:line-break/>réunion – Avancement <text:line-break/>global</text:p>
      <text:p text:style-name="Standard"/>
      <text:p text:style-name="P17"><draw:frame draw:style-name="fr3" draw:name="image6.png" text:anchor-type="as-char" svg:y="-1.099cm" svg:width="10.601cm" svg:height="1.506cm" draw:z-index="12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18">🖋️ <text:span text:style-name="T1">Créateur : </text:span><text:span text:style-name="T3">Axel MOURILLON</text:span><text:span text:style-name="T1"> – </text:span><text:span text:style-name="T3">Chef de projet</text:span></text:p>
      <text:p text:style-name="P18">📅 <text:span text:style-name="T1">Date de Création : </text:span><text:span text:style-name="T5">29</text:span><text:span text:style-name="T1">/</text:span><text:span text:style-name="T5">03</text:span><text:span text:style-name="T1">/</text:span><text:span text:style-name="T3">2025</text:span></text:p>
      <text:p text:style-name="P3"/>
      <text:p text:style-name="P13">Membres présents :</text:p>
      <text:section text:style-name="Sect2" text:name="Section1">
        <text:list text:style-name="L1">
          <text:list-item>
            <text:p text:style-name="P38">Loïs ALLAIRE<text:tab/><text:tab/>OUI</text:p>
          </text:list-item>
          <text:list-item>
            <text:p text:style-name="P38">Hugo CLAMOND<text:tab/>OUI</text:p>
          </text:list-item>
          <text:list-item>
            <text:p text:style-name="P38">Axel MOURILLON<text:tab/>OUI</text:p>
          </text:list-item>
          <text:list-item>
            <text:p text:style-name="P38">Arthur YANG<text:tab/><text:tab/>OUI</text:p>
          </text:list-item>
        </text:list>
      </text:section>
      <text:p text:style-name="P18"/>
      <text:section text:style-name="Sect2" text:name="Section2">
        <text:p text:style-name="P21"><draw:frame draw:style-name="fr2" draw:name="Image2" text:anchor-type="as-char" svg:y="-0.728cm" svg:width="5.89cm" svg:height="1.669cm" draw:z-index="13"><draw:image xlink:href="Pictures/10000001000001F50000008E5E7BEE69BAE74E54.png" xlink:type="simple" xlink:show="embed" xlink:actuate="onLoad" draw:mime-type="image/png"/></draw:frame></text:p>
        <text:p text:style-name="P16"><draw:frame draw:style-name="fr1" draw:name="Image3" text:anchor-type="as-char" svg:y="-0.466cm" svg:width="6.246cm" svg:height="1.725cm" draw:z-index="14"><draw:image xlink:href="Pictures/10000001000002030000007F431994E204D99CAF.png" xlink:type="simple" xlink:show="embed" xlink:actuate="onLoad" draw:mime-type="image/png"/></draw:frame></text:p>
      </text:section>
      <text:p text:style-name="P22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30">Table des matières</text:p>
          </text:index-title>
          <text:p text:style-name="P27"><text:a xlink:type="simple" xlink:href="#__RefHeading___Toc397_377169772" text:style-name="Index_20_Link" text:visited-style-name="Index_20_Link">Table des figures<text:tab/>1</text:a></text:p>
          <text:p text:style-name="P27"><text:a xlink:type="simple" xlink:href="#__RefHeading___Toc395_377169772" text:style-name="Index_20_Link" text:visited-style-name="Index_20_Link">I. Avancement technique<text:tab/>2</text:a></text:p>
          <text:p text:style-name="P28"><text:a xlink:type="simple" xlink:href="#__RefHeading___Toc399_377169772" text:style-name="Index_20_Link" text:visited-style-name="Index_20_Link">A) À retenir<text:tab/>2</text:a></text:p>
          <text:p text:style-name="P28"><text:a xlink:type="simple" xlink:href="#__RefHeading___Toc399_377169772%20Copie%201" text:style-name="Index_20_Link" text:visited-style-name="Index_20_Link">B) Remarques et suggestions<text:tab/>2</text:a></text:p>
          <text:p text:style-name="P27"><text:a xlink:type="simple" xlink:href="#__RefHeading___Toc395_377169772%20Copie%201" text:style-name="Index_20_Link" text:visited-style-name="Index_20_Link">II. Avancement technique<text:tab/>3</text:a></text:p>
          <text:p text:style-name="P28"><text:a xlink:type="simple" xlink:href="#__RefHeading___Toc399_377169772%20Copie%202" text:style-name="Index_20_Link" text:visited-style-name="Index_20_Link">A) À retenir<text:tab/>3</text:a></text:p>
          <text:p text:style-name="P28"><text:a xlink:type="simple" xlink:href="#__RefHeading___Toc399_377169772%20Copie%201%20Copie%201" text:style-name="Index_20_Link" text:visited-style-name="Index_20_Link">B) Remarques et suggestions<text:tab/>3</text:a></text:p>
          <text:p text:style-name="P27"><text:a xlink:type="simple" xlink:href="#__RefHeading___Toc395_377169772%20Copie%202" text:style-name="Index_20_Link" text:visited-style-name="Index_20_Link">III. Points annexes<text:tab/>4</text:a></text:p>
          <text:p text:style-name="P28"><text:a xlink:type="simple" xlink:href="#__RefHeading___Toc399_377169772%20Copie%204%20Copie%201" text:style-name="Index_20_Link" text:visited-style-name="Index_20_Link">A) Jalon 5 : Analyse de risque<text:tab/>4</text:a></text:p>
          <text:p text:style-name="P28"><text:a xlink:type="simple" xlink:href="#__RefHeading___Toc399_377169772%20Copie%201%20Copie%201%20Copie%201" text:style-name="Index_20_Link" text:visited-style-name="Index_20_Link">B) Autres points<text:tab/>4</text:a></text:p>
          <text:p text:style-name="P27"><text:a xlink:type="simple" xlink:href="#__RefHeading___Toc395_377169772%20Copie%202%20Copie%202" text:style-name="Index_20_Link" text:visited-style-name="Index_20_Link">Prochaine réunion<text:tab/>5</text:a></text:p>
          <text:p text:style-name="P28"><text:a xlink:type="simple" xlink:href="#__RefHeading___Toc399_377169772%20Copie%202%20Copie%202" text:style-name="Index_20_Link" text:visited-style-name="Index_20_Link">Date<text:tab/>5</text:a></text:p>
          <text:p text:style-name="P28"><text:a xlink:type="simple" xlink:href="#__RefHeading___Toc552_377169772%20Copie%201%20Copie%202" text:style-name="Index_20_Link" text:visited-style-name="Index_20_Link">Ordre du jour<text:tab/>5</text:a></text:p>
          <text:p text:style-name="P28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3"/>
      <text:p text:style-name="P3"/>
      <text:p text:style-name="P3"/>
      <text:p text:style-name="P19"><text:bookmark-start text:name="__RefHeading___Toc397_377169772"/><text:span text:style-name="T7">T</text:span>able des figures<text:bookmark-end text:name="__RefHeading___Toc397_377169772"/></text:p>
      <text:p text:style-name="P3"/>
      <text:illustration-index text:style-name="Sect3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3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107777932" text:style-name="L2">
        <text:list-item>
          <text:p text:style-name="P31"><text:bookmark-start text:name="__RefHeading___Toc395_377169772"/>Avancement technique<text:bookmark-end text:name="__RefHeading___Toc395_377169772"/></text:p>
        </text:list-item>
      </text:list>
      <text:p text:style-name="P4"/>
      <text:list xml:id="list2016838185" text:style-name="L3">
        <text:list-item>
          <text:p text:style-name="P34"><text:bookmark-start text:name="__RefHeading___Toc399_377169772"/>À retenir<text:bookmark-end text:name="__RefHeading___Toc399_377169772"/></text:p>
        </text:list-item>
      </text:list>
      <text:p text:style-name="P4"/>
      <text:p text:style-name="P10">Possibilité de transfert du site WordPress de la prepod (<text:a xlink:type="simple" xlink:href="https://mourillon7274.fr/" text:style-name="Internet_20_link" text:visited-style-name="Visited_20_Internet_20_Link">mourillon7274.fr</text:a>) vers notre infra</text:p>
      <text:p text:style-name="P11">⇒ Processus relativement long = à faire après avoir suffisamment avancé WP</text:p>
      <text:p text:style-name="P4"/>
      <text:p text:style-name="P49">Monitoring : configuré <text:span text:style-name="T19">(en lui-même) </text:span>et prêt <text:span text:style-name="T19">à supervisé</text:span></text:p>
      <text:list xml:id="list2907145714" text:style-name="L9">
        <text:list-item>
          <text:p text:style-name="P50">LDAPS sur Graphana</text:p>
        </text:list-item>
        <text:list-item>
          <text:p text:style-name="P51">Prometheus + modules (SNMP Explorer)</text:p>
        </text:list-item>
        <text:list-item>
          <text:p text:style-name="P51">Configuration des dashboards pour la supervision en cours</text:p>
        </text:list-item>
      </text:list>
      <text:p text:style-name="P4"/>
      <text:p text:style-name="P52">Question de l’AD : solution Univention Corporate Server <text:span text:style-name="T24">(</text:span><text:span text:style-name="T23">UCS</text:span><text:span text:style-name="T24">)</text:span></text:p>
      <text:list xml:id="list202389179" text:style-name="L10">
        <text:list-item>
          <text:p text:style-name="P53">Toutes les fonctionnalités d’un AD Windows "classique"</text:p>
        </text:list-item>
        <text:list-item>
          <text:p text:style-name="P54">Fonctionnement basé sur des modules</text:p>
        </text:list-item>
        <text:list-item>
          <text:p text:style-name="P57">Compatible avec le reste de l’environnement</text:p>
        </text:list-item>
        <text:list-item>
          <text:p text:style-name="P55">Une moins grande surface d’attaque </text:p>
        </text:list-item>
        <text:list-item>
          <text:p text:style-name="P55">Unifie notre environnement Full Linux</text:p>
        </text:list-item>
        <text:list-item>
          <text:p text:style-name="P56">Migration peu coûteuse (gratuite + migration peu longue)</text:p>
          <text:list>
            <text:list-item>
              <text:p text:style-name="P58">Pas de synchronisation de DNS <text:span text:style-name="T20">pendant les tests </text:span><text:span text:style-name="T21">(OK pour nous)</text:span></text:p>
            </text:list-item>
            <text:list-item>
              <text:p text:style-name="P60">Migration possible dans les deux sens <text:span text:style-name="T23">(AD → UCS ; <text:s/>UCS → AD)</text:span></text:p>
            </text:list-item>
          </text:list>
        </text:list-item>
        <text:list-item>
          <text:p text:style-name="P56">Intègre des éléments de sécurité</text:p>
        </text:list-item>
        <text:list-item>
          <text:p text:style-name="P59">Bloquant en cas de GPO (pas pertinent dans notre cas<text:span text:style-name="T22">)</text:span></text:p>
        </text:list-item>
      </text:list>
      <text:p text:style-name="P40"/>
      <text:p text:style-name="P5"/>
      <text:list xml:id="list155641576546047" text:continue-list="list2016838185" text:style-name="L3">
        <text:list-item>
          <text:p text:style-name="P36"><text:bookmark-start text:name="__RefHeading___Toc399_377169772 Copie 1"/>Remarques et suggestions<text:bookmark-end text:name="__RefHeading___Toc399_377169772 Copie 1"/></text:p>
        </text:list-item>
      </text:list>
      <text:p text:style-name="P5"/>
      <text:p text:style-name="P61">Migration AD : </text:p>
      <text:list xml:id="list919466959" text:style-name="L11">
        <text:list-item>
          <text:p text:style-name="P62">Changement de site principal pour AARD</text:p>
        </text:list-item>
        <text:list-item>
          <text:p text:style-name="P62">Repasser sur les conf pour le changement d’IP</text:p>
          <text:p text:style-name="P62">⇒ Migration approuvée par l’équipe</text:p>
        </text:list-item>
      </text:list>
      <text:p text:style-name="P20"/>
      <text:p text:style-name="P20"/>
      <text:list xml:id="list155642051789657" text:continue-list="list3107777932" text:style-name="L2">
        <text:list-item>
          <text:p text:style-name="P32"><text:bookmark-start text:name="__RefHeading___Toc395_377169772 Copie 1"/>Avancement <text:span text:style-name="T25">com</text:span><text:span text:style-name="T26">m</text:span><text:span text:style-name="T25">ercial</text:span><text:bookmark-end text:name="__RefHeading___Toc395_377169772 Copie 1"/></text:p>
        </text:list-item>
      </text:list>
      <text:p text:style-name="P8"/>
      <text:list xml:id="list155641329143899" text:continue-list="list155641576546047" text:style-name="L3">
        <text:list-item text:start-value="1">
          <text:p text:style-name="P35"><text:bookmark-start text:name="__RefHeading___Toc399_377169772 Copie 2"/>À retenir<text:bookmark-end text:name="__RefHeading___Toc399_377169772 Copie 2"/></text:p>
        </text:list-item>
      </text:list>
      <text:p text:style-name="P8"/>
      <text:p text:style-name="P63">Commande des échantillons dans la semaine à venir </text:p>
      <text:p text:style-name="P63"/>
      <text:p text:style-name="P63">Avancement normale sur les design des produits personnalisé<text:span text:style-name="T27">s</text:span> pour l’équipe</text:p>
      <text:p text:style-name="P80"/>
      <text:p text:style-name="P80"/>
      <text:p text:style-name="P80"/>
      <text:p text:style-name="P4"/>
      <text:p text:style-name="P4"/>
      <text:list xml:id="list155640622618258" text:continue-list="list155642051789657" text:style-name="L2">
        <text:list-item>
          <text:p text:style-name="P33"><text:bookmark-start text:name="__RefHeading___Toc395_377169772 Copie 2"/>Points annexes<text:bookmark-end text:name="__RefHeading___Toc395_377169772 Copie 2"/></text:p>
        </text:list-item>
      </text:list>
      <text:p text:style-name="P6"/>
      <text:list xml:id="list155642511515436" text:continue-list="list155641329143899" text:style-name="L3">
        <text:list-item text:start-value="1">
          <text:p text:style-name="P37"><text:bookmark-start text:name="__RefHeading___Toc399_377169772 Copie 4 Copie 1"/>Jalon 5 : Analyse de risque<text:bookmark-end text:name="__RefHeading___Toc399_377169772 Copie 4 Copie 1"/></text:p>
        </text:list-item>
      </text:list>
      <text:p text:style-name="P6"/>
      <text:p text:style-name="P65">Énoncé </text:p>
      <text:p text:style-name="P65"/>
      <text:p text:style-name="P65"><text:span text:style-name="T29">Objectif : m</text:span>ener une analyse de risque sur vos projets PTUT (produit ou service) et fournir les livrables nécessaires selon la méthode EBIOS RM.</text:p>
      <text:p text:style-name="P65"/>
      <text:p text:style-name="P65">Les livrables attendus sont :</text:p>
      <text:p text:style-name="P66">- Choix d'un référentiel, d'une norme ou d'en standard comme socle de sécurité</text:p>
      <text:p text:style-name="P66">- Identification de 5 valeurs métiers maximum et leur(s) bien(s) support associé(s)</text:p>
      <text:p text:style-name="P66">- Identification de 2 évènements redoutés minimum par valeur métier</text:p>
      <text:p text:style-name="P66">- Identification de 4 paires de sources de risques/objectifs visés maximum</text:p>
      <text:p text:style-name="P66">- Identification des parties prenantes liées</text:p>
      <text:p text:style-name="P66">- 4 scénarios stratégiques</text:p>
      <text:p text:style-name="P66">- 2 scénarios opérationnels avec mesure de remédiation</text:p>
      <text:p text:style-name="P64"/>
      <text:p text:style-name="P65">Organisation pour la production du/des rendus :</text:p>
      <text:list xml:id="list4082414024" text:style-name="L12">
        <text:list-item>
          <text:p text:style-name="P67">Première idée : 2 semaine de "production" du rendu + 1 semaine de mise en forme</text:p>
        </text:list-item>
        <text:list-item>
          <text:p text:style-name="P67">Lundi 31/03/2025 : journée de cours dédiés aux "Normes, stand …" </text:p>
          <text:list>
            <text:list-header>
              <text:p text:style-name="P67">⇒ Brainstorming et début du travail sur l’analyse de risques</text:p>
            </text:list-header>
          </text:list>
        </text:list-item>
        <text:list-item>
          <text:p text:style-name="P68">Récupération des documents de cours <text:span text:style-name="T28">dans l’arborescence du projet</text:span></text:p>
        </text:list-item>
        <text:list-item>
          <text:p text:style-name="P69">Énoncé enregistré <text:span text:style-name="T30">dans l’arborescence du projet</text:span></text:p>
        </text:list-item>
      </text:list>
      <text:p text:style-name="P65"/>
      <text:p text:style-name="P41"/>
      <text:list xml:id="list155640705591641" text:continue-list="list155642511515436" text:style-name="L3">
        <text:list-item>
          <text:p text:style-name="P37"><text:bookmark-start text:name="__RefHeading___Toc399_377169772 Copie 1 Copie 1 Copie 1"/>Autres points<text:bookmark-end text:name="__RefHeading___Toc399_377169772 Copie 1 Copie 1 Copie 1"/></text:p>
        </text:list-item>
      </text:list>
      <text:p text:style-name="P6"/>
      <text:p text:style-name="P12"><text:span text:style-name="T16">Modification du code</text:span> couleur pour la gestion des tâches mises <text:span text:style-name="T16">et l’intégration des tâche </text:span><text:span text:style-name="T13">"E</text:span>n attente<text:span text:style-name="T13">"</text:span> – <text:span text:style-name="T16">t</text:span>âc<text:span text:style-name="T16">he</text:span><text:span text:style-name="T17">s</text:span><text:span text:style-name="T16"> no</text:span>n-priorit<text:span text:style-name="T16">aire</text:span><text:span text:style-name="T17">s</text:span><text:span text:style-name="T16"> </text:span>et non-indispensable<text:span text:style-name="T17">s</text:span> : <text:span text:style-name="T18">utilisation du</text:span><text:span text:style-name="T13"> </text:span><text:span text:style-name="T14">BLEU (Hex. code : #2a6099)</text:span><text:span text:style-name="T15"> </text:span></text:p>
      <text:p text:style-name="P79">⇒ Remplace l’ancien status "À revoir" (pas du tout utilisé et ne le sera probablement jamais)</text:p>
      <text:p text:style-name="P6"/>
      <text:p text:style-name="P70">Proposition : prendre une semaine de "pause" du PTUT pour allouer du temps à nos mémoires</text:p>
      <text:p text:style-name="P71">⇒ Pas une mauvaise idée ; à voir après la rédaction de l’analyse de risque</text:p>
      <text:p text:style-name="P70"/>
      <text:p text:style-name="P70">Charte d'utilisation et de modération de forum : rédigée</text:p>
      <text:p text:style-name="P71">⇒ Approuvé</text:p>
      <text:p text:style-name="P6"/>
      <text:p text:style-name="P6"/>
      <text:p text:style-name="P24"><text:bookmark-start text:name="__RefHeading___Toc395_377169772 Copie 2 Copie 2"/>Prochaine réunion<text:bookmark-end text:name="__RefHeading___Toc395_377169772 Copie 2 Copie 2"/></text:p>
      <text:p text:style-name="P7"/>
      <text:p text:style-name="P25"><text:bookmark-start text:name="__RefHeading___Toc399_377169772 Copie 2 Copie 2"/>Date<text:bookmark-end text:name="__RefHeading___Toc399_377169772 Copie 2 Copie 2"/></text:p>
      <text:p text:style-name="P7"/>
      <text:p text:style-name="P26"><text:span text:style-name="T8">S</text:span><text:span text:style-name="T9">amedi </text:span><text:span text:style-name="T12">5</text:span><text:span text:style-name="T10"> </text:span><text:span text:style-name="T12">avril</text:span><text:span text:style-name="T9"> </text:span><text:span text:style-name="T11">2025</text:span><text:span text:style-name="T9">, </text:span><text:span text:style-name="T8">de 14h30 à 16h30</text:span></text:p>
      <text:p text:style-name="P7"/>
      <text:p text:style-name="P7"/>
      <text:p text:style-name="P25"><text:bookmark-start text:name="__RefHeading___Toc552_377169772 Copie 1 Copie 2"/>Ordre du jour<text:bookmark-end text:name="__RefHeading___Toc552_377169772 Copie 1 Copie 2"/></text:p>
      <text:p text:style-name="P7"/>
      <text:p text:style-name="P77">Jalon 5 et avancement global</text:p>
      <text:p text:style-name="P7"/>
      <text:p text:style-name="P7"/>
      <text:p text:style-name="P25"><text:bookmark-start text:name="__RefHeading___Toc552_377169772 Copie 1 Copie 2 Copie 1"/>Devoirs<text:bookmark-end text:name="__RefHeading___Toc552_377169772 Copie 1 Copie 2 Copie 1"/></text:p>
      <text:p text:style-name="P7"/>
      <text:p text:style-name="P9">Tout le monde :</text:p>
      <text:list text:style-name="L4">
        <text:list-item>
          <text:p text:style-name="P73"><text:span text:style-name="T32">[Priorité </text:span><text:span text:style-name="T33">très</text:span><text:span text:style-name="T32"> haute] </text:span>Jalon 5 ₋ Analyse de risque</text:p>
        </text:list-item>
      </text:list>
      <text:p text:style-name="P45">Loïs :<text:span text:style-name="T4"/></text:p>
      <text:list xml:id="list3468101969" text:style-name="L5">
        <text:list-item>
          <text:p text:style-name="P47">[Priorité moyenne] Préparer des cartes de visites</text:p>
        </text:list-item>
        <text:list-item>
          <text:p text:style-name="P47">[Priorité haute] Se fournir en échantillons – Pour le 12/04/2025</text:p>
        </text:list-item>
        <text:list-item>
          <text:p text:style-name="P46">[Priorité moyenne] Designer des produits originaux – Pour le 12/04/2025</text:p>
        </text:list-item>
      </text:list>
      <text:p text:style-name="P9">Arthur :</text:p>
      <text:list text:style-name="L6">
        <text:list-item>
          <text:p text:style-name="P43"><text:span text:style-name="T31">[Priorité moyenne] Finir </text:span><text:span text:style-name="T34">la mise</text:span> en oeuvre <text:span text:style-name="T34">d</text:span>es méthodes et outils de supervision</text:p>
        </text:list-item>
      </text:list>
      <text:p text:style-name="P9">Hugo :</text:p>
      <text:list text:style-name="L7">
        <text:list-item>
          <text:p text:style-name="P76">[Priorité <text:span text:style-name="T34">très haute</text:span>] Migr<text:span text:style-name="T35">er l’</text:span>AD <text:span text:style-name="T35">vers la solution UCS </text:span></text:p>
        </text:list-item>
      </text:list>
      <text:p text:style-name="P9">Axel :</text:p>
      <text:list xml:id="list2397221013" text:style-name="L8">
        <text:list-item>
          <text:p text:style-name="P44">[Priorité <text:span text:style-name="T35">basse</text:span>] Revoir la conformité des documents comptables</text:p>
        </text:list-item>
        <text:list-item>
          <text:p text:style-name="P74"><text:span text:style-name="T34">[Priorité haute] Finir de c</text:span>onstruire la base du site : navigation, pages, etc</text:p>
          <text:list>
            <text:list-header>
              <text:p text:style-name="P75">&gt; Aide : Lois</text:p>
            </text:list-header>
          </text:list>
        </text:list-item>
        <text:list-item>
          <text:p text:style-name="P74">[Priorité haute] Alimenter le site en contenu</text:p>
          <text:list>
            <text:list-header>
              <text:p text:style-name="P74">&gt; Aide : Loïs </text:p>
            </text:list-header>
          </text:list>
        </text:list-item>
        <text:list-item>
          <text:p text:style-name="P75">[Priorité haute] Intégrer les moyens de paiements</text:p>
          <text:list>
            <text:list-header>
              <text:p text:style-name="P75">&gt; Aide : Loïs </text:p>
            </text:list-header>
          </text:list>
        </text:list-item>
      </text:list>
      <text:p text:style-name="P7"/>
      <text:p text:style-name="P7"/>
      <text:p text:style-name="P72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Avancement global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7"><draw:image xlink:href="Pictures/100000000000044E000000ADE9B20DD971A4C636.png" xlink:type="simple" xlink:show="embed" xlink:actuate="onLoad" draw:mime-type="image/png"/></draw:frame><text:page-number text:select-page="current">4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3-29T15:48:19.042000000</dc:date>
    <meta:editing-duration>PT3H40M58S</meta:editing-duration>
    <meta:editing-cycles>112</meta:editing-cycles>
    <meta:print-date>2025-01-02T09:51:38.559000000</meta:print-date>
    <meta:printed-by>Fichiers PDF</meta:printed-by>
    <meta:document-statistic meta:table-count="0" meta:image-count="7" meta:object-count="0" meta:page-count="7" meta:paragraph-count="108" meta:word-count="726" meta:character-count="4164" meta:non-whitespace-character-count="3571"/>
  </office:meta>
</office:document-meta>
</file>